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cm" fo:min-width="2.05cm"/>
    </style:style>
    <style:style style:name="gr2" style:family="graphic" style:parent-style-name="standard">
      <style:graphic-properties draw:textarea-horizontal-align="justify" draw:textarea-vertical-align="middle" draw:auto-grow-height="false" fo:min-height="2.85cm" fo:min-width="6.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name="OnUserLayer" draw:style-name="gr1" draw:text-style-name="P1" draw:layer="Layer4" svg:width="5.1cm" svg:height="4.1cm" svg:x="10.9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OnLayout" draw:style-name="gr2" draw:text-style-name="P1" draw:layer="layout" svg:width="6.6cm" svg:height="3.1cm" svg:x="2.4cm" svg:y="6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objectwithoutfill">
      <style:graphic-properties svg:stroke-width="0.23cm" svg:stroke-color="#ff0000" draw:marker-start-width="0.895cm" draw:marker-end-width="0.895cm" draw:fill="none" draw:textarea-vertical-align="middle" fo:padding-top="0.24cm" fo:padding-bottom="0.24cm" fo:padding-left="0.365cm" fo:padding-right="0.365cm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Standard" style:page-layout-name="PM0" draw:style-name="Mdp1">
      <draw:circle draw:style-name="Mgr1" draw:text-style-name="MP1" draw:layer="backgroundobjects" svg:width="9.1cm" svg:height="9.1cm" svg:x="2.7cm" svg:y="4.1cm">
        <text:p/>
      </draw:circl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2">
  <office:meta>
    <meta:creation-date>2018-09-21T15:41:55.332000000</meta:creation-date>
    <dc:title>Test document vor unit test testTdf119956</dc:title>
    <meta:editing-duration>PT12M4S</meta:editing-duration>
    <meta:editing-cycles>5</meta:editing-cycles>
    <meta:generator>B_localized_EN/6.2.0.0.alpha0$Windows_X86_64 LibreOffice_project/e46f8a9a4e3c5b0542c0813b476b449f3af8d607</meta:generator>
    <meta:initial-creator>Regina Henschel</meta:initial-creator>
    <dc:date>2018-10-08T19:15:43.748000000</dc:date>
    <dc:creator>Regina Henschel</dc:creator>
    <dc:description>Make "Layout" the actual layer. Then do Alt+Click on "Layer4". That switches to edit mode. Change the tab text and press Enter. Expected behavior: The tab text is altered. Erroneous behavior: The text on tab "Layout" is altered.</dc:description>
    <meta:keyword>LayerTabBar</meta:keyword>
    <dc:subject>unit test</dc:subject>
    <meta:document-statistic meta:object-count="3"/>
    <meta:template xlink:type="simple" xlink:actuate="onRequest" xlink:title="DIN A5 quer" xlink:href="../../../../../../userDE/user/template/DIN%20A5%20quer.otg" meta:date="2018-09-21T15:41:54.408000000"/>
  </office:meta>
</office:document-meta>
</file>